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6,47V_25mA_3s" table:style-name="ta1">
        <table:shapes>
          <draw:frame draw:z-index="0" draw:style-name="gr1" draw:text-style-name="P1" svg:width="20.871cm" svg:height="11.74cm" svg:x="18.458cm" svg:y="1.86cm">
            <draw:object draw:notify-on-update-of-ranges="'6,47V_25mA_3s'.C7:'6,47V_25mA_3s'.C58 '6,47V_25mA_3s'.D7:'6,47V_25mA_3s'.D58 '6,47V_25mA_3s'.D64:'6,47V_25mA_3s'.D115 '6,47V_25mA_3s'.D121:'6,47V_25mA_3s'.D172 '6,47V_25mA_3s'.D178:'6,47V_25mA_3s'.D229 '6,47V_25mA_3s'.D235:'6,47V_25mA_3s'.D2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ergeicht die Leistung bei gleichen Ladestrom und relativ gleicher spannung und uverschiedenen umschaltzeiten des dutyCycles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6,47V_25mA_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MPP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36" calcext:value-type="float">
            <text:p>39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560" calcext:value-type="float">
            <text:p>65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184" calcext:value-type="float">
            <text:p>91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2464" calcext:value-type="float">
            <text:p>12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744" calcext:value-type="float">
            <text:p>157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9710" calcext:value-type="float">
            <text:p>197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4309" calcext:value-type="float">
            <text:p>243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8908" calcext:value-type="float">
            <text:p>289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3507" calcext:value-type="float">
            <text:p>335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8822" calcext:value-type="float">
            <text:p>388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3428" calcext:value-type="float">
            <text:p>4342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7448" calcext:value-type="float">
            <text:p>474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52061" calcext:value-type="float">
            <text:p>520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56674" calcext:value-type="float">
            <text:p>566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59400" calcext:value-type="float">
            <text:p>594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2040" calcext:value-type="float">
            <text:p>620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63360" calcext:value-type="float">
            <text:p>633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64020" calcext:value-type="float">
            <text:p>64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64778" calcext:value-type="float">
            <text:p>6477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62795" calcext:value-type="float">
            <text:p>6279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64117" calcext:value-type="float">
            <text:p>641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62795" calcext:value-type="float">
            <text:p>6279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62795" calcext:value-type="float">
            <text:p>6279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59490" calcext:value-type="float">
            <text:p>5949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58829" calcext:value-type="float">
            <text:p>5882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float" office:value="55524" calcext:value-type="float">
            <text:p>555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57507" calcext:value-type="float">
            <text:p>575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53541" calcext:value-type="float">
            <text:p>5354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55524" calcext:value-type="float">
            <text:p>555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46270" calcext:value-type="float">
            <text:p>462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8" calcext:value-type="float">
            <text:p>18</text:p>
          </table:table-cell>
          <table:table-cell office:value-type="float" office:value="165" calcext:value-type="float">
            <text:p>165</text:p>
          </table:table-cell>
          <table:table-cell office:value-type="float" office:value="48253" calcext:value-type="float">
            <text:p>4825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float" office:value="51558" calcext:value-type="float">
            <text:p>5155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47592" calcext:value-type="float">
            <text:p>4759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49575" calcext:value-type="float">
            <text:p>495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float" office:value="44287" calcext:value-type="float">
            <text:p>4428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office:value-type="float" office:value="42965" calcext:value-type="float">
            <text:p>4296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45609" calcext:value-type="float">
            <text:p>456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46270" calcext:value-type="float">
            <text:p>462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40920" calcext:value-type="float">
            <text:p>409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560" calcext:value-type="float">
            <text:p>435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office:value-type="float" office:value="43560" calcext:value-type="float">
            <text:p>435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41580" calcext:value-type="float">
            <text:p>415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36960" calcext:value-type="float">
            <text:p>369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float" office:value="36960" calcext:value-type="float">
            <text:p>369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office:value-type="float" office:value="36960" calcext:value-type="float">
            <text:p>369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43560" calcext:value-type="float">
            <text:p>435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" calcext:value-type="float">
            <text:p>14</text:p>
          </table:table-cell>
          <table:table-cell office:value-type="float" office:value="245" calcext:value-type="float">
            <text:p>245</text:p>
          </table:table-cell>
          <table:table-cell office:value-type="float" office:value="37620" calcext:value-type="float">
            <text:p>376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25701" calcext:value-type="float">
            <text:p>2570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35640" calcext:value-type="float">
            <text:p>3564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,44V_25mA_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MPP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56" calcext:value-type="float">
            <text:p>1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12" calcext:value-type="float">
            <text:p>39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520" calcext:value-type="float">
            <text:p>65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128" calcext:value-type="float">
            <text:p>91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2388" calcext:value-type="float">
            <text:p>123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6325" calcext:value-type="float">
            <text:p>163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9590" calcext:value-type="float">
            <text:p>195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4161" calcext:value-type="float">
            <text:p>241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8732" calcext:value-type="float">
            <text:p>287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3354" calcext:value-type="float">
            <text:p>333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8586" calcext:value-type="float">
            <text:p>385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3818" calcext:value-type="float">
            <text:p>438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7088" calcext:value-type="float">
            <text:p>470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51745" calcext:value-type="float">
            <text:p>517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4365" calcext:value-type="float">
            <text:p>543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58295" calcext:value-type="float">
            <text:p>58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2225" calcext:value-type="float">
            <text:p>622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62320" calcext:value-type="float">
            <text:p>623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62320" calcext:value-type="float">
            <text:p>623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63632" calcext:value-type="float">
            <text:p>6363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62976" calcext:value-type="float">
            <text:p>629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62976" calcext:value-type="float">
            <text:p>629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63632" calcext:value-type="float">
            <text:p>6363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62320" calcext:value-type="float">
            <text:p>623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60352" calcext:value-type="float">
            <text:p>6035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58384" calcext:value-type="float">
            <text:p>583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61008" calcext:value-type="float">
            <text:p>610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52480" calcext:value-type="float">
            <text:p>524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51824" calcext:value-type="float">
            <text:p>518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55104" calcext:value-type="float">
            <text:p>55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49200" calcext:value-type="float">
            <text:p>492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float" office:value="56416" calcext:value-type="float">
            <text:p>564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47888" calcext:value-type="float">
            <text:p>4788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48544" calcext:value-type="float">
            <text:p>485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51168" calcext:value-type="float">
            <text:p>5116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51168" calcext:value-type="float">
            <text:p>5116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45264" calcext:value-type="float">
            <text:p>4526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41328" calcext:value-type="float">
            <text:p>4132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44608" calcext:value-type="float">
            <text:p>446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44608" calcext:value-type="float">
            <text:p>446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1984" calcext:value-type="float">
            <text:p>419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26896" calcext:value-type="float">
            <text:p>2689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 office:value-type="float" office:value="44608" calcext:value-type="float">
            <text:p>446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43952" calcext:value-type="float">
            <text:p>4395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office:value-type="float" office:value="34768" calcext:value-type="float">
            <text:p>3476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office:value-type="float" office:value="38704" calcext:value-type="float">
            <text:p>387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35424" calcext:value-type="float">
            <text:p>354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office:value-type="float" office:value="41328" calcext:value-type="float">
            <text:p>4132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32800" calcext:value-type="float">
            <text:p>328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26200" calcext:value-type="float">
            <text:p>262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,42V_25mA_0,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MPP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94" calcext:value-type="float">
            <text:p>38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490" calcext:value-type="float">
            <text:p>64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100" calcext:value-type="float">
            <text:p>9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2350" calcext:value-type="float">
            <text:p>123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6250" calcext:value-type="float">
            <text:p>162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0150" calcext:value-type="float">
            <text:p>20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4087" calcext:value-type="float">
            <text:p>240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8644" calcext:value-type="float">
            <text:p>286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3201" calcext:value-type="float">
            <text:p>332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8409" calcext:value-type="float">
            <text:p>384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2315" calcext:value-type="float">
            <text:p>423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6221" calcext:value-type="float">
            <text:p>462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51508" calcext:value-type="float">
            <text:p>515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56072" calcext:value-type="float">
            <text:p>560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57376" calcext:value-type="float">
            <text:p>573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1940" calcext:value-type="float">
            <text:p>619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62592" calcext:value-type="float">
            <text:p>625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61940" calcext:value-type="float">
            <text:p>619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63244" calcext:value-type="float">
            <text:p>632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64548" calcext:value-type="float">
            <text:p>645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63244" calcext:value-type="float">
            <text:p>632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61940" calcext:value-type="float">
            <text:p>619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60636" calcext:value-type="float">
            <text:p>606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60636" calcext:value-type="float">
            <text:p>606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61940" calcext:value-type="float">
            <text:p>619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61940" calcext:value-type="float">
            <text:p>619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56724" calcext:value-type="float">
            <text:p>567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53464" calcext:value-type="float">
            <text:p>5346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53464" calcext:value-type="float">
            <text:p>5346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56072" calcext:value-type="float">
            <text:p>5607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44336" calcext:value-type="float">
            <text:p>443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float" office:value="50856" calcext:value-type="float">
            <text:p>5085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46292" calcext:value-type="float">
            <text:p>4629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float" office:value="44336" calcext:value-type="float">
            <text:p>443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46944" calcext:value-type="float">
            <text:p>469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office:value-type="float" office:value="47596" calcext:value-type="float">
            <text:p>4759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office:value-type="float" office:value="49552" calcext:value-type="float">
            <text:p>4955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44988" calcext:value-type="float">
            <text:p>449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47596" calcext:value-type="float">
            <text:p>4759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40424" calcext:value-type="float">
            <text:p>404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215" calcext:value-type="float">
            <text:p>215</text:p>
          </table:table-cell>
          <table:table-cell office:value-type="float" office:value="40424" calcext:value-type="float">
            <text:p>404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42380" calcext:value-type="float">
            <text:p>423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41076" calcext:value-type="float">
            <text:p>4107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39772" calcext:value-type="float">
            <text:p>3977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office:value-type="float" office:value="39120" calcext:value-type="float">
            <text:p>391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37816" calcext:value-type="float">
            <text:p>378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float" office:value="245" calcext:value-type="float">
            <text:p>245</text:p>
          </table:table-cell>
          <table:table-cell office:value-type="float" office:value="38468" calcext:value-type="float">
            <text:p>3846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35805" calcext:value-type="float">
            <text:p>358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31899" calcext:value-type="float">
            <text:p>3189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,41V_25mA_0,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MPP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94" calcext:value-type="float">
            <text:p>38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490" calcext:value-type="float">
            <text:p>64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086" calcext:value-type="float">
            <text:p>90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2331" calcext:value-type="float">
            <text:p>123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576" calcext:value-type="float">
            <text:p>155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9500" calcext:value-type="float">
            <text:p>195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4050" calcext:value-type="float">
            <text:p>240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7950" calcext:value-type="float">
            <text:p>279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3150" calcext:value-type="float">
            <text:p>331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7700" calcext:value-type="float">
            <text:p>377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2966" calcext:value-type="float">
            <text:p>429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6872" calcext:value-type="float">
            <text:p>468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51429" calcext:value-type="float">
            <text:p>514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55986" calcext:value-type="float">
            <text:p>559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57288" calcext:value-type="float">
            <text:p>572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1194" calcext:value-type="float">
            <text:p>611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61845" calcext:value-type="float">
            <text:p>618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61845" calcext:value-type="float">
            <text:p>618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63798" calcext:value-type="float">
            <text:p>637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64449" calcext:value-type="float">
            <text:p>6444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63798" calcext:value-type="float">
            <text:p>637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61845" calcext:value-type="float">
            <text:p>618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59892" calcext:value-type="float">
            <text:p>5989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58590" calcext:value-type="float">
            <text:p>585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56637" calcext:value-type="float">
            <text:p>5663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54033" calcext:value-type="float">
            <text:p>5403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55335" calcext:value-type="float">
            <text:p>553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52080" calcext:value-type="float">
            <text:p>520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52731" calcext:value-type="float">
            <text:p>527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2731" calcext:value-type="float">
            <text:p>527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42966" calcext:value-type="float">
            <text:p>4296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48174" calcext:value-type="float">
            <text:p>4817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48825" calcext:value-type="float">
            <text:p>488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52160" calcext:value-type="float">
            <text:p>521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48174" calcext:value-type="float">
            <text:p>4817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office:value-type="float" office:value="41664" calcext:value-type="float">
            <text:p>4166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 office:value-type="float" office:value="41664" calcext:value-type="float">
            <text:p>4166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33852" calcext:value-type="float">
            <text:p>3385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42966" calcext:value-type="float">
            <text:p>4296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46221" calcext:value-type="float">
            <text:p>4622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 office:value-type="float" office:value="215" calcext:value-type="float">
            <text:p>215</text:p>
          </table:table-cell>
          <table:table-cell office:value-type="float" office:value="28644" calcext:value-type="float">
            <text:p>286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office:value-type="float" office:value="38409" calcext:value-type="float">
            <text:p>384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office:value-type="float" office:value="35805" calcext:value-type="float">
            <text:p>358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39060" calcext:value-type="float">
            <text:p>390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office:value-type="float" office:value="235" calcext:value-type="float">
            <text:p>235</text:p>
          </table:table-cell>
          <table:table-cell office:value-type="float" office:value="42315" calcext:value-type="float">
            <text:p>423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9711" calcext:value-type="float">
            <text:p>397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float" office:value="31899" calcext:value-type="float">
            <text:p>3189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35154" calcext:value-type="float">
            <text:p>3515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32550" calcext:value-type="float">
            <text:p>325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,47V_25mA_0,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MPP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65" calcext:value-type="float">
            <text:p>1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30" calcext:value-type="float">
            <text:p>39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895" calcext:value-type="float">
            <text:p>58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515" calcext:value-type="float">
            <text:p>8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1790" calcext:value-type="float">
            <text:p>117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720" calcext:value-type="float">
            <text:p>157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9650" calcext:value-type="float">
            <text:p>196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3616" calcext:value-type="float">
            <text:p>236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8208" calcext:value-type="float">
            <text:p>282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2800" calcext:value-type="float">
            <text:p>328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8048" calcext:value-type="float">
            <text:p>38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2640" calcext:value-type="float">
            <text:p>426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5920" calcext:value-type="float">
            <text:p>459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51246" calcext:value-type="float">
            <text:p>5124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55188" calcext:value-type="float">
            <text:p>551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57816" calcext:value-type="float">
            <text:p>578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63072" calcext:value-type="float">
            <text:p>63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63072" calcext:value-type="float">
            <text:p>63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63729" calcext:value-type="float">
            <text:p>637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68328" calcext:value-type="float">
            <text:p>6832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67014" calcext:value-type="float">
            <text:p>6701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65700" calcext:value-type="float">
            <text:p>657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62415" calcext:value-type="float">
            <text:p>624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61101" calcext:value-type="float">
            <text:p>6110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58473" calcext:value-type="float">
            <text:p>584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55188" calcext:value-type="float">
            <text:p>5518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float" office:value="57159" calcext:value-type="float">
            <text:p>5715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55188" calcext:value-type="float">
            <text:p>5518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55188" calcext:value-type="float">
            <text:p>5518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51903" calcext:value-type="float">
            <text:p>519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50589" calcext:value-type="float">
            <text:p>505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49932" calcext:value-type="float">
            <text:p>4993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47961" calcext:value-type="float">
            <text:p>4796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45990" calcext:value-type="float">
            <text:p>4599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float" office:value="44676" calcext:value-type="float">
            <text:p>446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office:value-type="float" office:value="34112" calcext:value-type="float">
            <text:p>3411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45990" calcext:value-type="float">
            <text:p>4599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 office:value-type="float" office:value="43362" calcext:value-type="float">
            <text:p>4336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42048" calcext:value-type="float">
            <text:p>4204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42048" calcext:value-type="float">
            <text:p>4204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41391" calcext:value-type="float">
            <text:p>413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office:value-type="float" office:value="42048" calcext:value-type="float">
            <text:p>4204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float" office:value="25584" calcext:value-type="float">
            <text:p>255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office:value-type="float" office:value="36080" calcext:value-type="float">
            <text:p>360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float" office:value="37392" calcext:value-type="float">
            <text:p>3739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 office:value-type="float" office:value="235" calcext:value-type="float">
            <text:p>235</text:p>
          </table:table-cell>
          <table:table-cell office:value-type="float" office:value="34112" calcext:value-type="float">
            <text:p>3411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9360" calcext:value-type="float">
            <text:p>393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" calcext:value-type="float">
            <text:p>14</text:p>
          </table:table-cell>
          <table:table-cell office:value-type="float" office:value="245" calcext:value-type="float">
            <text:p>245</text:p>
          </table:table-cell>
          <table:table-cell office:value-type="float" office:value="38048" calcext:value-type="float">
            <text:p>3804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35424" calcext:value-type="float">
            <text:p>354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34768" calcext:value-type="float">
            <text:p>34768</text:p>
          </table:table-cell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1T21:42:18.245897940</dc:date>
    <meta:editing-duration>PT8M48S</meta:editing-duration>
    <meta:editing-cycles>2</meta:editing-cycles>
    <meta:generator>LibreOffice/6.4.6.2$Linux_X86_64 LibreOffice_project/40$Build-2</meta:generator>
    <meta:document-statistic meta:table-count="1" meta:cell-count="134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72cm" svg:height="11.741cm" xlink:href=".." xlink:type="simple" chart:class="chart:line" chart:style-name="ch1">
        <chart:title svg:x="9.519cm" svg:y="0.37cm" chart:style-name="ch2">
          <text:p>Leistung</text:p>
        </chart:title>
        <chart:legend chart:legend-position="end" svg:x="18.867cm" svg:y="4.575cm" style:legend-expansion="high" chart:style-name="ch3"/>
        <chart:plot-area chart:style-name="ch4" table:cell-range-address="'6,47V_25mA_3s'.C7:'6,47V_25mA_3s'.D58 '6,47V_25mA_3s'.D64:'6,47V_25mA_3s'.D115 '6,47V_25mA_3s'.D121:'6,47V_25mA_3s'.D172 '6,47V_25mA_3s'.D178:'6,47V_25mA_3s'.D229 '6,47V_25mA_3s'.D235:'6,47V_25mA_3s'.D286" chart:data-source-has-labels="both" svg:x="1.428cm" svg:y="1.383cm" svg:width="17.022cm" svg:height="9.143cm">
          <chartooo:coordinate-region svg:x="2.605cm" svg:y="1.504cm" svg:width="15.845cm" svg:height="8.02cm"/>
          <chart:axis chart:dimension="x" chart:name="primary-x" chart:style-name="ch5" chartooo:axis-type="auto">
            <chartooo:date-scale/>
            <chart:title svg:x="9.101cm" svg:y="10.76cm" chart:style-name="ch6">
              <text:p>Duty Cycle</text:p>
            </chart:title>
            <chart:categories table:cell-range-address="'6,47V_25mA_3s'.C7:'6,47V_25mA_3s'.C58"/>
          </chart:axis>
          <chart:axis chart:dimension="y" chart:name="primary-y" chart:style-name="ch5">
            <chart:title svg:x="0.451cm" svg:y="6.633cm" chart:style-name="ch7">
              <text:p>Leistung</text:p>
            </chart:title>
            <chart:grid chart:style-name="ch8" chart:class="major"/>
          </chart:axis>
          <chart:series chart:style-name="ch9" chart:values-cell-range-address="'6,47V_25mA_3s'.D7:'6,47V_25mA_3s'.D58" loext:label-string="3s" chart:class="chart:line">
            <chart:data-point chart:repeated="52"/>
          </chart:series>
          <chart:series chart:style-name="ch10" chart:values-cell-range-address="'6,47V_25mA_3s'.D64:'6,47V_25mA_3s'.D115" loext:label-string="1s" chart:class="chart:line">
            <chart:data-point chart:repeated="52"/>
          </chart:series>
          <chart:series chart:style-name="ch11" chart:values-cell-range-address="'6,47V_25mA_3s'.D121:'6,47V_25mA_3s'.D172" loext:label-string="0.5" chart:class="chart:line">
            <chart:data-point chart:repeated="52"/>
          </chart:series>
          <chart:series chart:style-name="ch12" chart:values-cell-range-address="'6,47V_25mA_3s'.D178:'6,47V_25mA_3s'.D229" loext:label-string="0.1" chart:class="chart:line">
            <chart:data-point chart:repeated="52"/>
          </chart:series>
          <chart:series chart:style-name="ch13" chart:values-cell-range-address="'6,47V_25mA_3s'.D235:'6,47V_25mA_3s'.D286" loext:label-string="0.05" chart:class="chart:line">
            <chart:data-point chart:repeated="5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s</text:p>
              </table:table-cell>
              <table:table-cell office:value-type="string">
                <text:p>1s</text:p>
              </table:table-cell>
              <table:table-cell office:value-type="string">
                <text:p>0.5</text:p>
              </table:table-cell>
              <table:table-cell office:value-type="string">
                <text:p>0.1</text:p>
              </table:table-cell>
              <table:table-cell office:value-type="string">
                <text:p>0.05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6,47V_25mA_3s'.C7:'6,47V_25mA_3s'.C58</svg:desc>
                </draw:g>
              </table:table-cell>
              <table:table-cell office:value-type="float" office:value="0">
                <text:p>0</text:p>
                <draw:g>
                  <svg:desc>'6,47V_25mA_3s'.D7:'6,47V_25mA_3s'.D58</svg:desc>
                </draw:g>
              </table:table-cell>
              <table:table-cell office:value-type="float" office:value="0">
                <text:p>0</text:p>
                <draw:g>
                  <svg:desc>'6,47V_25mA_3s'.D64:'6,47V_25mA_3s'.D115</svg:desc>
                </draw:g>
              </table:table-cell>
              <table:table-cell office:value-type="float" office:value="0">
                <text:p>0</text:p>
                <draw:g>
                  <svg:desc>'6,47V_25mA_3s'.D121:'6,47V_25mA_3s'.D172</svg:desc>
                </draw:g>
              </table:table-cell>
              <table:table-cell office:value-type="float" office:value="0">
                <text:p>0</text:p>
                <draw:g>
                  <svg:desc>'6,47V_25mA_3s'.D178:'6,47V_25mA_3s'.D229</svg:desc>
                </draw:g>
              </table:table-cell>
              <table:table-cell office:value-type="float" office:value="0">
                <text:p>0</text:p>
                <draw:g>
                  <svg:desc>'6,47V_25mA_3s'.D235:'6,47V_25mA_3s'.D28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6">
                <text:p>656</text:p>
              </table:table-cell>
              <table:table-cell office:value-type="float" office:value="652">
                <text:p>652</text:p>
              </table:table-cell>
              <table:table-cell office:value-type="float" office:value="649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68">
                <text:p>1968</text:p>
              </table:table-cell>
              <table:table-cell office:value-type="float" office:value="1956">
                <text:p>1956</text:p>
              </table:table-cell>
              <table:table-cell office:value-type="float" office:value="1947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936">
                <text:p>3936</text:p>
              </table:table-cell>
              <table:table-cell office:value-type="float" office:value="3912">
                <text:p>3912</text:p>
              </table:table-cell>
              <table:table-cell office:value-type="float" office:value="3894">
                <text:p>3894</text:p>
              </table:table-cell>
              <table:table-cell office:value-type="float" office:value="3894">
                <text:p>3894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60">
                <text:p>6560</text:p>
              </table:table-cell>
              <table:table-cell office:value-type="float" office:value="6520">
                <text:p>6520</text:p>
              </table:table-cell>
              <table:table-cell office:value-type="float" office:value="6490">
                <text:p>6490</text:p>
              </table:table-cell>
              <table:table-cell office:value-type="float" office:value="6490">
                <text:p>6490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184">
                <text:p>9184</text:p>
              </table:table-cell>
              <table:table-cell office:value-type="float" office:value="9128">
                <text:p>9128</text:p>
              </table:table-cell>
              <table:table-cell office:value-type="float" office:value="9100">
                <text:p>9100</text:p>
              </table:table-cell>
              <table:table-cell office:value-type="float" office:value="9086">
                <text:p>9086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464">
                <text:p>12464</text:p>
              </table:table-cell>
              <table:table-cell office:value-type="float" office:value="12388">
                <text:p>12388</text:p>
              </table:table-cell>
              <table:table-cell office:value-type="float" office:value="12350">
                <text:p>12350</text:p>
              </table:table-cell>
              <table:table-cell office:value-type="float" office:value="12331">
                <text:p>12331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744">
                <text:p>15744</text:p>
              </table:table-cell>
              <table:table-cell office:value-type="float" office:value="16325">
                <text:p>16325</text:p>
              </table:table-cell>
              <table:table-cell office:value-type="float" office:value="16250">
                <text:p>16250</text:p>
              </table:table-cell>
              <table:table-cell office:value-type="float" office:value="15576">
                <text:p>15576</text:p>
              </table:table-cell>
              <table:table-cell office:value-type="float" office:value="15720">
                <text:p>157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710">
                <text:p>19710</text:p>
              </table:table-cell>
              <table:table-cell office:value-type="float" office:value="19590">
                <text:p>19590</text:p>
              </table:table-cell>
              <table:table-cell office:value-type="float" office:value="20150">
                <text:p>20150</text:p>
              </table:table-cell>
              <table:table-cell office:value-type="float" office:value="19500">
                <text:p>19500</text:p>
              </table:table-cell>
              <table:table-cell office:value-type="float" office:value="19650">
                <text:p>196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4309">
                <text:p>24309</text:p>
              </table:table-cell>
              <table:table-cell office:value-type="float" office:value="24161">
                <text:p>24161</text:p>
              </table:table-cell>
              <table:table-cell office:value-type="float" office:value="24087">
                <text:p>24087</text:p>
              </table:table-cell>
              <table:table-cell office:value-type="float" office:value="24050">
                <text:p>24050</text:p>
              </table:table-cell>
              <table:table-cell office:value-type="float" office:value="23616">
                <text:p>236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908">
                <text:p>28908</text:p>
              </table:table-cell>
              <table:table-cell office:value-type="float" office:value="28732">
                <text:p>28732</text:p>
              </table:table-cell>
              <table:table-cell office:value-type="float" office:value="28644">
                <text:p>28644</text:p>
              </table:table-cell>
              <table:table-cell office:value-type="float" office:value="27950">
                <text:p>27950</text:p>
              </table:table-cell>
              <table:table-cell office:value-type="float" office:value="28208">
                <text:p>282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3507">
                <text:p>33507</text:p>
              </table:table-cell>
              <table:table-cell office:value-type="float" office:value="33354">
                <text:p>33354</text:p>
              </table:table-cell>
              <table:table-cell office:value-type="float" office:value="33201">
                <text:p>33201</text:p>
              </table:table-cell>
              <table:table-cell office:value-type="float" office:value="33150">
                <text:p>33150</text:p>
              </table:table-cell>
              <table:table-cell office:value-type="float" office:value="32800">
                <text:p>328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822">
                <text:p>38822</text:p>
              </table:table-cell>
              <table:table-cell office:value-type="float" office:value="38586">
                <text:p>38586</text:p>
              </table:table-cell>
              <table:table-cell office:value-type="float" office:value="38409">
                <text:p>38409</text:p>
              </table:table-cell>
              <table:table-cell office:value-type="float" office:value="37700">
                <text:p>37700</text:p>
              </table:table-cell>
              <table:table-cell office:value-type="float" office:value="38048">
                <text:p>380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3428">
                <text:p>43428</text:p>
              </table:table-cell>
              <table:table-cell office:value-type="float" office:value="43818">
                <text:p>43818</text:p>
              </table:table-cell>
              <table:table-cell office:value-type="float" office:value="42315">
                <text:p>42315</text:p>
              </table:table-cell>
              <table:table-cell office:value-type="float" office:value="42966">
                <text:p>42966</text:p>
              </table:table-cell>
              <table:table-cell office:value-type="float" office:value="42640">
                <text:p>426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7448">
                <text:p>47448</text:p>
              </table:table-cell>
              <table:table-cell office:value-type="float" office:value="47088">
                <text:p>47088</text:p>
              </table:table-cell>
              <table:table-cell office:value-type="float" office:value="46221">
                <text:p>46221</text:p>
              </table:table-cell>
              <table:table-cell office:value-type="float" office:value="46872">
                <text:p>46872</text:p>
              </table:table-cell>
              <table:table-cell office:value-type="float" office:value="45920">
                <text:p>4592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2061">
                <text:p>52061</text:p>
              </table:table-cell>
              <table:table-cell office:value-type="float" office:value="51745">
                <text:p>51745</text:p>
              </table:table-cell>
              <table:table-cell office:value-type="float" office:value="51508">
                <text:p>51508</text:p>
              </table:table-cell>
              <table:table-cell office:value-type="float" office:value="51429">
                <text:p>51429</text:p>
              </table:table-cell>
              <table:table-cell office:value-type="float" office:value="51246">
                <text:p>512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674">
                <text:p>56674</text:p>
              </table:table-cell>
              <table:table-cell office:value-type="float" office:value="54365">
                <text:p>54365</text:p>
              </table:table-cell>
              <table:table-cell office:value-type="float" office:value="56072">
                <text:p>56072</text:p>
              </table:table-cell>
              <table:table-cell office:value-type="float" office:value="55986">
                <text:p>55986</text:p>
              </table:table-cell>
              <table:table-cell office:value-type="float" office:value="55188">
                <text:p>551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9400">
                <text:p>59400</text:p>
              </table:table-cell>
              <table:table-cell office:value-type="float" office:value="58295">
                <text:p>58295</text:p>
              </table:table-cell>
              <table:table-cell office:value-type="float" office:value="57376">
                <text:p>57376</text:p>
              </table:table-cell>
              <table:table-cell office:value-type="float" office:value="57288">
                <text:p>57288</text:p>
              </table:table-cell>
              <table:table-cell office:value-type="float" office:value="57816">
                <text:p>578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2040">
                <text:p>62040</text:p>
              </table:table-cell>
              <table:table-cell office:value-type="float" office:value="62225">
                <text:p>62225</text:p>
              </table:table-cell>
              <table:table-cell office:value-type="float" office:value="61940">
                <text:p>61940</text:p>
              </table:table-cell>
              <table:table-cell office:value-type="float" office:value="61194">
                <text:p>61194</text:p>
              </table:table-cell>
              <table:table-cell office:value-type="float" office:value="63072">
                <text:p>6307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3360">
                <text:p>63360</text:p>
              </table:table-cell>
              <table:table-cell office:value-type="float" office:value="62320">
                <text:p>62320</text:p>
              </table:table-cell>
              <table:table-cell office:value-type="float" office:value="62592">
                <text:p>62592</text:p>
              </table:table-cell>
              <table:table-cell office:value-type="float" office:value="61845">
                <text:p>61845</text:p>
              </table:table-cell>
              <table:table-cell office:value-type="float" office:value="63072">
                <text:p>630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020">
                <text:p>64020</text:p>
              </table:table-cell>
              <table:table-cell office:value-type="float" office:value="62320">
                <text:p>62320</text:p>
              </table:table-cell>
              <table:table-cell office:value-type="float" office:value="61940">
                <text:p>61940</text:p>
              </table:table-cell>
              <table:table-cell office:value-type="float" office:value="61845">
                <text:p>61845</text:p>
              </table:table-cell>
              <table:table-cell office:value-type="float" office:value="63729">
                <text:p>6372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4778">
                <text:p>64778</text:p>
              </table:table-cell>
              <table:table-cell office:value-type="float" office:value="63632">
                <text:p>63632</text:p>
              </table:table-cell>
              <table:table-cell office:value-type="float" office:value="63244">
                <text:p>63244</text:p>
              </table:table-cell>
              <table:table-cell office:value-type="float" office:value="63798">
                <text:p>63798</text:p>
              </table:table-cell>
              <table:table-cell office:value-type="float" office:value="68328">
                <text:p>683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2795">
                <text:p>62795</text:p>
              </table:table-cell>
              <table:table-cell office:value-type="float" office:value="62976">
                <text:p>62976</text:p>
              </table:table-cell>
              <table:table-cell office:value-type="float" office:value="64548">
                <text:p>64548</text:p>
              </table:table-cell>
              <table:table-cell office:value-type="float" office:value="64449">
                <text:p>64449</text:p>
              </table:table-cell>
              <table:table-cell office:value-type="float" office:value="67014">
                <text:p>6701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4117">
                <text:p>64117</text:p>
              </table:table-cell>
              <table:table-cell office:value-type="float" office:value="62976">
                <text:p>62976</text:p>
              </table:table-cell>
              <table:table-cell office:value-type="float" office:value="63244">
                <text:p>63244</text:p>
              </table:table-cell>
              <table:table-cell office:value-type="float" office:value="63798">
                <text:p>63798</text:p>
              </table:table-cell>
              <table:table-cell office:value-type="float" office:value="65700">
                <text:p>657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2795">
                <text:p>62795</text:p>
              </table:table-cell>
              <table:table-cell office:value-type="float" office:value="63632">
                <text:p>63632</text:p>
              </table:table-cell>
              <table:table-cell office:value-type="float" office:value="61940">
                <text:p>61940</text:p>
              </table:table-cell>
              <table:table-cell office:value-type="float" office:value="61845">
                <text:p>61845</text:p>
              </table:table-cell>
              <table:table-cell office:value-type="float" office:value="62415">
                <text:p>624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2795">
                <text:p>62795</text:p>
              </table:table-cell>
              <table:table-cell office:value-type="float" office:value="62320">
                <text:p>62320</text:p>
              </table:table-cell>
              <table:table-cell office:value-type="float" office:value="60636">
                <text:p>60636</text:p>
              </table:table-cell>
              <table:table-cell office:value-type="float" office:value="59892">
                <text:p>59892</text:p>
              </table:table-cell>
              <table:table-cell office:value-type="float" office:value="61101">
                <text:p>6110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9490">
                <text:p>59490</text:p>
              </table:table-cell>
              <table:table-cell office:value-type="float" office:value="60352">
                <text:p>60352</text:p>
              </table:table-cell>
              <table:table-cell office:value-type="float" office:value="60636">
                <text:p>60636</text:p>
              </table:table-cell>
              <table:table-cell office:value-type="float" office:value="58590">
                <text:p>58590</text:p>
              </table:table-cell>
              <table:table-cell office:value-type="float" office:value="58473">
                <text:p>5847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8829">
                <text:p>58829</text:p>
              </table:table-cell>
              <table:table-cell office:value-type="float" office:value="58384">
                <text:p>58384</text:p>
              </table:table-cell>
              <table:table-cell office:value-type="float" office:value="61940">
                <text:p>61940</text:p>
              </table:table-cell>
              <table:table-cell office:value-type="float" office:value="56637">
                <text:p>56637</text:p>
              </table:table-cell>
              <table:table-cell office:value-type="float" office:value="55188">
                <text:p>5518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5524">
                <text:p>55524</text:p>
              </table:table-cell>
              <table:table-cell office:value-type="float" office:value="61008">
                <text:p>61008</text:p>
              </table:table-cell>
              <table:table-cell office:value-type="float" office:value="61940">
                <text:p>61940</text:p>
              </table:table-cell>
              <table:table-cell office:value-type="float" office:value="54033">
                <text:p>54033</text:p>
              </table:table-cell>
              <table:table-cell office:value-type="float" office:value="57159">
                <text:p>5715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57507">
                <text:p>57507</text:p>
              </table:table-cell>
              <table:table-cell office:value-type="float" office:value="52480">
                <text:p>52480</text:p>
              </table:table-cell>
              <table:table-cell office:value-type="float" office:value="56724">
                <text:p>56724</text:p>
              </table:table-cell>
              <table:table-cell office:value-type="float" office:value="55335">
                <text:p>55335</text:p>
              </table:table-cell>
              <table:table-cell office:value-type="float" office:value="55188">
                <text:p>551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3541">
                <text:p>53541</text:p>
              </table:table-cell>
              <table:table-cell office:value-type="float" office:value="51824">
                <text:p>51824</text:p>
              </table:table-cell>
              <table:table-cell office:value-type="float" office:value="53464">
                <text:p>53464</text:p>
              </table:table-cell>
              <table:table-cell office:value-type="float" office:value="52080">
                <text:p>52080</text:p>
              </table:table-cell>
              <table:table-cell office:value-type="float" office:value="55188">
                <text:p>5518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5524">
                <text:p>55524</text:p>
              </table:table-cell>
              <table:table-cell office:value-type="float" office:value="55104">
                <text:p>55104</text:p>
              </table:table-cell>
              <table:table-cell office:value-type="float" office:value="53464">
                <text:p>53464</text:p>
              </table:table-cell>
              <table:table-cell office:value-type="float" office:value="52731">
                <text:p>52731</text:p>
              </table:table-cell>
              <table:table-cell office:value-type="float" office:value="51903">
                <text:p>5190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6270">
                <text:p>46270</text:p>
              </table:table-cell>
              <table:table-cell office:value-type="float" office:value="49200">
                <text:p>49200</text:p>
              </table:table-cell>
              <table:table-cell office:value-type="float" office:value="56072">
                <text:p>56072</text:p>
              </table:table-cell>
              <table:table-cell office:value-type="float" office:value="52731">
                <text:p>52731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8253">
                <text:p>48253</text:p>
              </table:table-cell>
              <table:table-cell office:value-type="float" office:value="56416">
                <text:p>56416</text:p>
              </table:table-cell>
              <table:table-cell office:value-type="float" office:value="44336">
                <text:p>44336</text:p>
              </table:table-cell>
              <table:table-cell office:value-type="float" office:value="42966">
                <text:p>42966</text:p>
              </table:table-cell>
              <table:table-cell office:value-type="float" office:value="49932">
                <text:p>4993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1558">
                <text:p>51558</text:p>
              </table:table-cell>
              <table:table-cell office:value-type="float" office:value="47888">
                <text:p>47888</text:p>
              </table:table-cell>
              <table:table-cell office:value-type="float" office:value="50856">
                <text:p>50856</text:p>
              </table:table-cell>
              <table:table-cell office:value-type="float" office:value="48174">
                <text:p>48174</text:p>
              </table:table-cell>
              <table:table-cell office:value-type="float" office:value="47961">
                <text:p>479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7592">
                <text:p>47592</text:p>
              </table:table-cell>
              <table:table-cell office:value-type="float" office:value="48544">
                <text:p>48544</text:p>
              </table:table-cell>
              <table:table-cell office:value-type="float" office:value="46292">
                <text:p>46292</text:p>
              </table:table-cell>
              <table:table-cell office:value-type="float" office:value="48825">
                <text:p>48825</text:p>
              </table:table-cell>
              <table:table-cell office:value-type="float" office:value="45990">
                <text:p>4599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9575">
                <text:p>49575</text:p>
              </table:table-cell>
              <table:table-cell office:value-type="float" office:value="51168">
                <text:p>51168</text:p>
              </table:table-cell>
              <table:table-cell office:value-type="float" office:value="44336">
                <text:p>44336</text:p>
              </table:table-cell>
              <table:table-cell office:value-type="float" office:value="52160">
                <text:p>52160</text:p>
              </table:table-cell>
              <table:table-cell office:value-type="float" office:value="44676">
                <text:p>446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4287">
                <text:p>44287</text:p>
              </table:table-cell>
              <table:table-cell office:value-type="float" office:value="51168">
                <text:p>51168</text:p>
              </table:table-cell>
              <table:table-cell office:value-type="float" office:value="46944">
                <text:p>46944</text:p>
              </table:table-cell>
              <table:table-cell office:value-type="float" office:value="48174">
                <text:p>48174</text:p>
              </table:table-cell>
              <table:table-cell office:value-type="float" office:value="34112">
                <text:p>341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2965">
                <text:p>42965</text:p>
              </table:table-cell>
              <table:table-cell office:value-type="float" office:value="45264">
                <text:p>45264</text:p>
              </table:table-cell>
              <table:table-cell office:value-type="float" office:value="47596">
                <text:p>47596</text:p>
              </table:table-cell>
              <table:table-cell office:value-type="float" office:value="41664">
                <text:p>41664</text:p>
              </table:table-cell>
              <table:table-cell office:value-type="float" office:value="45990">
                <text:p>4599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5609">
                <text:p>45609</text:p>
              </table:table-cell>
              <table:table-cell office:value-type="float" office:value="41328">
                <text:p>41328</text:p>
              </table:table-cell>
              <table:table-cell office:value-type="float" office:value="49552">
                <text:p>49552</text:p>
              </table:table-cell>
              <table:table-cell office:value-type="float" office:value="41664">
                <text:p>41664</text:p>
              </table:table-cell>
              <table:table-cell office:value-type="float" office:value="43362">
                <text:p>433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6270">
                <text:p>46270</text:p>
              </table:table-cell>
              <table:table-cell office:value-type="float" office:value="44608">
                <text:p>44608</text:p>
              </table:table-cell>
              <table:table-cell office:value-type="float" office:value="44988">
                <text:p>44988</text:p>
              </table:table-cell>
              <table:table-cell office:value-type="float" office:value="33852">
                <text:p>33852</text:p>
              </table:table-cell>
              <table:table-cell office:value-type="float" office:value="42048">
                <text:p>4204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0920">
                <text:p>40920</text:p>
              </table:table-cell>
              <table:table-cell office:value-type="float" office:value="44608">
                <text:p>44608</text:p>
              </table:table-cell>
              <table:table-cell office:value-type="float" office:value="47596">
                <text:p>47596</text:p>
              </table:table-cell>
              <table:table-cell office:value-type="float" office:value="42966">
                <text:p>42966</text:p>
              </table:table-cell>
              <table:table-cell office:value-type="float" office:value="42048">
                <text:p>4204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3560">
                <text:p>43560</text:p>
              </table:table-cell>
              <table:table-cell office:value-type="float" office:value="41984">
                <text:p>41984</text:p>
              </table:table-cell>
              <table:table-cell office:value-type="float" office:value="40424">
                <text:p>40424</text:p>
              </table:table-cell>
              <table:table-cell office:value-type="float" office:value="46221">
                <text:p>46221</text:p>
              </table:table-cell>
              <table:table-cell office:value-type="float" office:value="41391">
                <text:p>4139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3560">
                <text:p>43560</text:p>
              </table:table-cell>
              <table:table-cell office:value-type="float" office:value="26896">
                <text:p>26896</text:p>
              </table:table-cell>
              <table:table-cell office:value-type="float" office:value="40424">
                <text:p>40424</text:p>
              </table:table-cell>
              <table:table-cell office:value-type="float" office:value="28644">
                <text:p>28644</text:p>
              </table:table-cell>
              <table:table-cell office:value-type="float" office:value="42048">
                <text:p>420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1580">
                <text:p>41580</text:p>
              </table:table-cell>
              <table:table-cell office:value-type="float" office:value="44608">
                <text:p>44608</text:p>
              </table:table-cell>
              <table:table-cell office:value-type="float" office:value="42380">
                <text:p>42380</text:p>
              </table:table-cell>
              <table:table-cell office:value-type="float" office:value="38409">
                <text:p>38409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6960">
                <text:p>36960</text:p>
              </table:table-cell>
              <table:table-cell office:value-type="float" office:value="43952">
                <text:p>43952</text:p>
              </table:table-cell>
              <table:table-cell office:value-type="float" office:value="41076">
                <text:p>41076</text:p>
              </table:table-cell>
              <table:table-cell office:value-type="float" office:value="35805">
                <text:p>35805</text:p>
              </table:table-cell>
              <table:table-cell office:value-type="float" office:value="36080">
                <text:p>3608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6960">
                <text:p>36960</text:p>
              </table:table-cell>
              <table:table-cell office:value-type="float" office:value="34768">
                <text:p>34768</text:p>
              </table:table-cell>
              <table:table-cell office:value-type="float" office:value="39772">
                <text:p>39772</text:p>
              </table:table-cell>
              <table:table-cell office:value-type="float" office:value="39060">
                <text:p>39060</text:p>
              </table:table-cell>
              <table:table-cell office:value-type="float" office:value="37392">
                <text:p>3739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6960">
                <text:p>36960</text:p>
              </table:table-cell>
              <table:table-cell office:value-type="float" office:value="38704">
                <text:p>38704</text:p>
              </table:table-cell>
              <table:table-cell office:value-type="float" office:value="39120">
                <text:p>39120</text:p>
              </table:table-cell>
              <table:table-cell office:value-type="float" office:value="42315">
                <text:p>42315</text:p>
              </table:table-cell>
              <table:table-cell office:value-type="float" office:value="34112">
                <text:p>341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3560">
                <text:p>43560</text:p>
              </table:table-cell>
              <table:table-cell office:value-type="float" office:value="35424">
                <text:p>35424</text:p>
              </table:table-cell>
              <table:table-cell office:value-type="float" office:value="37816">
                <text:p>37816</text:p>
              </table:table-cell>
              <table:table-cell office:value-type="float" office:value="39711">
                <text:p>39711</text:p>
              </table:table-cell>
              <table:table-cell office:value-type="float" office:value="39360">
                <text:p>3936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7620">
                <text:p>37620</text:p>
              </table:table-cell>
              <table:table-cell office:value-type="float" office:value="41328">
                <text:p>41328</text:p>
              </table:table-cell>
              <table:table-cell office:value-type="float" office:value="38468">
                <text:p>38468</text:p>
              </table:table-cell>
              <table:table-cell office:value-type="float" office:value="31899">
                <text:p>31899</text:p>
              </table:table-cell>
              <table:table-cell office:value-type="float" office:value="38048">
                <text:p>3804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701">
                <text:p>25701</text:p>
              </table:table-cell>
              <table:table-cell office:value-type="float" office:value="32800">
                <text:p>32800</text:p>
              </table:table-cell>
              <table:table-cell office:value-type="float" office:value="35805">
                <text:p>35805</text:p>
              </table:table-cell>
              <table:table-cell office:value-type="float" office:value="35154">
                <text:p>35154</text:p>
              </table:table-cell>
              <table:table-cell office:value-type="float" office:value="35424">
                <text:p>3542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5640">
                <text:p>35640</text:p>
              </table:table-cell>
              <table:table-cell office:value-type="float" office:value="26200">
                <text:p>26200</text:p>
              </table:table-cell>
              <table:table-cell office:value-type="float" office:value="31899">
                <text:p>31899</text:p>
              </table:table-cell>
              <table:table-cell office:value-type="float" office:value="32550">
                <text:p>32550</text:p>
              </table:table-cell>
              <table:table-cell office:value-type="float" office:value="34768">
                <text:p>34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